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27.04mm"/>
    </style:style>
    <style:style style:name="ro1" style:family="table-row">
      <style:table-row-properties style:row-height="11.0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2e0ae"/>
    </style:style>
    <style:style style:name="ta3" style:family="table" style:master-page-name="Default">
      <style:table-properties table:display="true" style:writing-mode="lr-tb" tableooo:tab-color="#62a73b"/>
    </style:style>
    <style:style style:name="ta4" style:family="table" style:master-page-name="Default">
      <style:table-properties table:display="true" style:writing-mode="lr-tb" tableooo:tab-color="#89c765"/>
    </style:style>
    <style:style style:name="ta5" style:family="table" style:master-page-name="Default">
      <style:table-properties table:display="true" style:writing-mode="lr-tb" tableooo:tab-color="#add58a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Source Code Pro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ource Code Pr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dd58a" fo:border="0.06pt solid #000000"/>
    </style:style>
    <style:style style:name="ce37" style:family="table-cell" style:parent-style-name="Default">
      <style:table-cell-properties fo:background-color="#89c765" fo:border="0.06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62a73b"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ed1c24" fo:border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ource Code Pro"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Source Code Pro" fo:font-size="12pt" style:font-size-asian="12pt" style:font-size-complex="12pt"/>
    </style:style>
    <style:style style:name="ce4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68" style:family="table-cell" style:parent-style-name="Default" style:data-style-name="N11">
      <style:table-cell-properties fo:background-color="#c2e0ae" fo:border="0.06pt solid #000000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ackground-color="#62a73b" fo:border="0.06pt solid #000000"/>
      <style:text-properties fo:font-size="12pt" style:font-size-asian="12pt" style:font-size-complex="12pt"/>
    </style:style>
    <style:style style:name="ce70" style:family="table-cell" style:parent-style-name="Default" style:data-style-name="N11">
      <style:table-cell-properties fo:background-color="#89c765" fo:border="0.06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</style:style>
    <style:style style:name="ce72" style:family="table-cell" style:parent-style-name="Default" style:data-style-name="N11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</style:style>
    <style:style style:name="ce73" style:family="table-cell" style:parent-style-name="Default" style:data-style-name="N11">
      <style:table-cell-properties fo:background-color="#add58a" fo:border="0.06pt solid #000000"/>
      <style:text-properties fo:font-size="12pt" style:font-size-asian="12pt" style:font-size-complex="12pt"/>
    </style:style>
    <style:style style:name="ce87" style:family="table-cell" style:parent-style-name="Default" style:data-style-name="N11">
      <style:table-cell-properties fo:background-color="transparent" fo:border="0.06pt solid #000000"/>
      <style:text-properties fo:font-size="12pt" style:font-size-asian="12pt" style:font-size-complex="12pt"/>
    </style:style>
    <style:style style:name="T1" style:family="text">
      <style:text-properties style:font-name="Source Code Pro"/>
    </style:style>
    <style:style style:name="T2" style:family="text">
      <style:text-properties style:text-position="super 58%" style:font-weight-complex="600"/>
    </style:style>
  </office:automatic-styles>
  <office:body>
    <office:spreadsheet>
      <table:calculation-settings table:automatic-find-labels="false" table:use-regular-expressions="false" table:use-wildcards="true"/>
      <table:table table:name="General data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md:</text:p>
          </table:table-cell>
          <table:table-cell table:style-name="ce7" office:value-type="string" calcext:value-type="string" table:number-columns-spanned="11" table:number-rows-spanned="1">
            <text:p>python adan.py -ds /home/edario/virtualenvs/adan/adan/data/adan/iris.csv -l Specie -hlan 1 -npla 100 -sres</text:p>
          </table:table-cell>
          <table:covered-table-cell table:number-columns-repeated="10" table:style-name="ce10"/>
          <table:table-cell table:style-name="ce1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Test set target accuracy</text:p>
          </table:table-cell>
          <table:covered-table-cell table:number-columns-repeated="2" table:style-name="ce9"/>
          <table:table-cell table:style-name="ce12" office:value-type="string" calcext:value-type="string">
            <text:p>tsta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successful tests</text:p>
          </table:table-cell>
          <table:covered-table-cell table:number-columns-repeated="2" table:style-name="ce9"/>
          <table:table-cell table:style-name="ce12" office:value-type="string" calcext:value-type="string">
            <text:p>nst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hidden layers</text:p>
          </table:table-cell>
          <table:covered-table-cell table:number-columns-repeated="2" table:style-name="ce9"/>
          <table:table-cell table:style-name="ce12" office:value-type="string" calcext:value-type="string">
            <text:p>hl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neurons per layer</text:p>
          </table:table-cell>
          <table:covered-table-cell table:number-columns-repeated="2" table:style-name="ce9"/>
          <table:table-cell table:style-name="ce12" office:value-type="string" calcext:value-type="string">
            <text:p>npla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tries</text:p>
          </table:table-cell>
          <table:covered-table-cell table:number-columns-repeated="2" table:style-name="ce9"/>
          <table:table-cell table:style-name="ce13" office:value-type="string" calcext:value-type="string">
            <text:p>Non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f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ta not reache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3" office:value-type="string" calcext:value-type="string" table:number-columns-spanned="3" table:number-rows-spanned="1">
            <text:p>Reached the <text:span text:style-name="T1">tsta</text:span> in Run#</text:p>
          </table:table-cell>
          <table:covered-table-cell table:number-columns-repeated="2" table:style-name="ce8"/>
          <table:table-cell table:style-name="ce23" office:value-type="string" calcext:value-type="string" table:number-columns-spanned="5" table:number-rows-spanned="1">
            <text:p>Not-reached the <text:span text:style-name="T1">tsta</text:span> in Run#</text:p>
          </table:table-cell>
          <table:covered-table-cell table:number-columns-repeated="4" table:style-name="ce8"/>
          <table:table-cell table:style-name="Default"/>
          <table:table-cell table:style-name="ce11" office:value-type="string" calcext:value-type="string">
            <text:p>Color</text:p>
          </table:table-cell>
          <table:table-cell table:style-name="ce51" office:value-type="string" calcext:value-type="string" table:number-columns-spanned="2" table:number-rows-spanned="1">
            <text:p>Means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"/>
          <table:table-cell table:style-name="ce25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9"/>
          <table:table-cell table:style-name="Default"/>
          <table:table-cell table:style-name="ce35"/>
          <table:table-cell table:style-name="ce20" office:value-type="string" calcext:value-type="string" table:number-columns-spanned="2" table:number-rows-spanned="1">
            <text:p>95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"/>
          <table:table-cell table:style-name="ce25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9"/>
          <table:table-cell table:style-name="Default"/>
          <table:table-cell table:style-name="ce36"/>
          <table:table-cell table:style-name="ce20" office:value-type="string" calcext:value-type="string" table:number-columns-spanned="2" table:number-rows-spanned="1">
            <text:p>96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"/>
          <table:table-cell table:style-name="ce25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9"/>
          <table:table-cell table:style-name="Default"/>
          <table:table-cell table:style-name="ce37"/>
          <table:table-cell table:style-name="ce20" office:value-type="string" calcext:value-type="string" table:number-columns-spanned="2" table:number-rows-spanned="1">
            <text:p>97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"/>
          <table:table-cell table:style-name="ce25" office:value-type="float" office:value="9" calcext:value-type="float" table:number-columns-spanned="5" table:number-rows-spanned="1">
            <text:p>9</text:p>
          </table:table-cell>
          <table:covered-table-cell table:number-columns-repeated="4"/>
          <table:table-cell table:style-name="Default"/>
          <table:table-cell table:style-name="ce38"/>
          <table:table-cell table:style-name="ce20" office:value-type="string" calcext:value-type="string" table:number-columns-spanned="2" table:number-rows-spanned="1">
            <text:p>100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"/>
          <table:table-cell table:style-name="ce25" office:value-type="float" office:value="14" calcext:value-type="float" table:number-columns-spanned="5" table:number-rows-spanned="1">
            <text:p>14</text:p>
          </table:table-cell>
          <table:covered-table-cell table:number-columns-repeated="4"/>
          <table:table-cell/>
          <table:table-cell table:style-name="ce45"/>
          <table:table-cell table:style-name="ce20" office:value-type="string" calcext:value-type="string" table:number-columns-spanned="2" table:number-rows-spanned="1">
            <text:p>Wrong prediction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2"/>
          <table:table-cell table:style-name="ce34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#1" table:style-name="ta2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table:style-name="ce16" office:value-type="float" office:value="48" calcext:value-type="float">
            <text:p>48.00</text:p>
          </table:table-cell>
          <table:table-cell table:number-columns-repeated="4" table:style-name="ce16" office:value-type="float" office:value="46" calcext:value-type="float">
            <text:p>46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26" calcext:value-type="float">
            <text:p>26.0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38.6" calcext:value-type="float">
            <text:p>38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6.6" calcext:value-type="float">
            <text:p>36.60</text:p>
          </table:table-cell>
          <table:table-cell table:style-name="ce16" office:value-type="float" office:value="50" calcext:value-type="float">
            <text:p>5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107455 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8" office:value-type="percentage" office:value="0.95" calcext:value-type="percentage">
            <text:p>95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13" office:value-type="string" calcext:value-type="string">
            <text:p>Setos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112 rows</text:p>
          </table:table-cell>
          <table:table-cell table:number-columns-repeated="1013"/>
        </table:table-row>
        <table:table-row table:style-name="ro2">
          <table:table-cell table:style-name="ce40" office:value-type="string" calcext:value-type="string">
            <text:p>Virginica</text:p>
          </table:table-cell>
          <table:table-cell table:style-name="ce46" office:value-type="percentage" office:value="0.9998" calcext:value-type="percentage">
            <text:p>99.98%</text:p>
          </table:table-cell>
          <table:table-cell table:style-name="ce40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41" calcext:value-type="percentage">
            <text:p>99.41%</text:p>
          </table:table-cell>
          <table:table-cell table:style-name="ce40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40" office:value-type="string" calcext:value-type="string">
            <text:p>Setosa</text:p>
          </table:table-cell>
          <table:table-cell table:style-name="ce46" office:value-type="percentage" office:value="0.9994" calcext:value-type="percentage">
            <text:p>99.94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871" calcext:value-type="percentage">
            <text:p>98.71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0" office:value-type="string" calcext:value-type="string">
            <text:p>Setosa</text:p>
          </table:table-cell>
          <table:table-cell table:style-name="ce46" office:value-type="percentage" office:value="0.9961" calcext:value-type="percentage">
            <text:p>99.61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40" office:value-type="string" calcext:value-type="string">
            <text:p>Versicolor</text:p>
          </table:table-cell>
          <table:table-cell table:style-name="ce46" office:value-type="percentage" office:value="0.688" calcext:value-type="percentage">
            <text:p>68.80%</text:p>
          </table:table-cell>
          <table:table-cell table:style-name="ce40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5" calcext:value-type="float">
            <text:p>5</text:p>
          </table:table-cell>
          <table:table-cell table:style-name="ce9" table:formula="of:=COUNTIF([.$C$14:.$C$28];[.G20])" office:value-type="float" office:value="4" calcext:value-type="float">
            <text:p>4</text:p>
          </table:table-cell>
          <table:table-cell table:style-name="ce9" table:formula="of:=COUNTIF([.$C$14:.$C$28];[.H20])" office:value-type="float" office:value="6" calcext:value-type="float">
            <text:p>6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4" calcext:value-type="percentage">
            <text:p>99.94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333333333333333" calcext:value-type="percentage">
            <text:p>33.33%</text:p>
          </table:table-cell>
          <table:table-cell table:style-name="ce50" table:formula="of:=[.G21]/[.$C$30]" office:value-type="percentage" office:value="0.266666666666667" calcext:value-type="percentage">
            <text:p>26.67%</text:p>
          </table:table-cell>
          <table:table-cell table:style-name="ce50" table:formula="of:=[.H21]/[.$C$30]" office:value-type="percentage" office:value="0.4" calcext:value-type="percentage">
            <text:p>40.00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40" office:value-type="string" calcext:value-type="string">
            <text:p>Versicolor</text:p>
          </table:table-cell>
          <table:table-cell table:style-name="ce46" office:value-type="percentage" office:value="0.9379" calcext:value-type="percentage">
            <text:p>93.79%</text:p>
          </table:table-cell>
          <table:table-cell table:style-name="ce40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844" calcext:value-type="percentage">
            <text:p>99.84%</text:p>
          </table:table-cell>
          <table:table-cell table:style-name="ce50" table:formula="of:=AVERAGEIF([.$C$14:.$C$28];[.G20];[.$B$14:.$B$28])" office:value-type="percentage" office:value="0.845" calcext:value-type="percentage">
            <text:p>84.50%</text:p>
          </table:table-cell>
          <table:table-cell table:style-name="ce50" table:formula="of:=AVERAGEIF([.$C$14:.$C$28];[.H20];[.$B$14:.$B$28])" office:value-type="percentage" office:value="0.986416666666667" calcext:value-type="percentage">
            <text:p>98.64%</text:p>
          </table:table-cell>
          <table:table-cell table:style-name="ce50" table:formula="of:=AVERAGE([.F23:.H23])" office:value-type="percentage" office:value="0.943285555555556" calcext:value-type="percentage">
            <text:p>94.33%</text:p>
          </table:table-cell>
          <table:table-cell table:number-columns-repeated="1014"/>
        </table:table-row>
        <table:table-row table:style-name="ro2">
          <table:table-cell table:style-name="ce40" office:value-type="string" calcext:value-type="string">
            <text:p>Versicolor</text:p>
          </table:table-cell>
          <table:table-cell table:style-name="ce46" office:value-type="percentage" office:value="0.9916" calcext:value-type="percentage">
            <text:p>99.16%</text:p>
          </table:table-cell>
          <table:table-cell table:style-name="ce40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0" office:value-type="string" calcext:value-type="string">
            <text:p>Versicolor</text:p>
          </table:table-cell>
          <table:table-cell table:style-name="ce46" office:value-type="percentage" office:value="0.7625" calcext:value-type="percentage">
            <text:p>76.25%</text:p>
          </table:table-cell>
          <table:table-cell table:style-name="ce40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404" calcext:value-type="percentage">
            <text:p>94.04%</text:p>
          </table:table-cell>
          <table:table-cell table:style-name="ce41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5" calcext:value-type="percentage">
            <text:p>99.95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93" calcext:value-type="percentage">
            <text:p>99.93%</text:p>
          </table:table-cell>
          <table:table-cell table:style-name="ce41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52713333333333" calcext:value-type="percentage">
            <text:p>95.27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2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46" calcext:value-type="float">
            <text:p>46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52.4" calcext:value-type="float">
            <text:p>52.4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53.4" calcext:value-type="float">
            <text:p>53.40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46.7" calcext:value-type="float">
            <text:p>46.70</text:p>
          </table:table-cell>
          <table:table-cell table:style-name="ce16" office:value-type="float" office:value="50" calcext:value-type="float">
            <text:p>5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269878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50" office:value-type="percentage" office:value="0.94" calcext:value-type="percentage">
            <text:p>94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98" calcext:value-type="percentage">
            <text:p>98.98%</text:p>
          </table:table-cell>
          <table:table-cell table:style-name="ce13" office:value-type="string" calcext:value-type="string">
            <text:p>Versicolor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6" calcext:value-type="float">
            <text:p>0.76</text:p>
          </table:table-cell>
          <table:table-cell table:style-name="ce13" office:value-type="string" calcext:value-type="string">
            <text:p>114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713" calcext:value-type="percentage">
            <text:p>97.1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91" calcext:value-type="percentage">
            <text:p>99.91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123" calcext:value-type="percentage">
            <text:p>91.2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75" calcext:value-type="percentage">
            <text:p>99.75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658" calcext:value-type="percentage">
            <text:p>96.58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92" calcext:value-type="percentage">
            <text:p>99.92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26" calcext:value-type="percentage">
            <text:p>99.26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5" calcext:value-type="float">
            <text:p>5</text:p>
          </table:table-cell>
          <table:table-cell table:style-name="ce9" table:formula="of:=COUNTIF([.$C$14:.$C$28];[.G20])" office:value-type="float" office:value="5" calcext:value-type="float">
            <text:p>5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333333333333333" calcext:value-type="percentage">
            <text:p>33.33%</text:p>
          </table:table-cell>
          <table:table-cell table:style-name="ce50" table:formula="of:=[.G21]/[.$C$30]" office:value-type="percentage" office:value="0.333333333333333" calcext:value-type="percentage">
            <text:p>33.33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11" calcext:value-type="percentage">
            <text:p>99.11%</text:p>
          </table:table-cell>
          <table:table-cell table:style-name="ce41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812" calcext:value-type="percentage">
            <text:p>99.81%</text:p>
          </table:table-cell>
          <table:table-cell table:style-name="ce50" table:formula="of:=AVERAGEIF([.$C$14:.$C$28];[.G20];[.$B$14:.$B$28])" office:value-type="percentage" office:value="0.97298" calcext:value-type="percentage">
            <text:p>97.30%</text:p>
          </table:table-cell>
          <table:table-cell table:style-name="ce50" table:formula="of:=AVERAGEIF([.$C$14:.$C$28];[.H20];[.$B$14:.$B$28])" office:value-type="percentage" office:value="0.9881" calcext:value-type="percentage">
            <text:p>98.81%</text:p>
          </table:table-cell>
          <table:table-cell table:style-name="ce50" table:formula="of:=AVERAGE([.F23:.H23])" office:value-type="percentage" office:value="0.9864" calcext:value-type="percentage">
            <text:p>98.64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3" calcext:value-type="percentage">
            <text:p>99.4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75" calcext:value-type="percentage">
            <text:p>99.75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86" calcext:value-type="percentage">
            <text:p>99.86%</text:p>
          </table:table-cell>
          <table:table-cell table:style-name="ce41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72" calcext:value-type="percentage">
            <text:p>99.72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Virginica</text:p>
          </table:table-cell>
          <table:table-cell table:style-name="ce46" office:value-type="percentage" office:value="0.9919" calcext:value-type="percentage">
            <text:p>99.19%</text:p>
          </table:table-cell>
          <table:table-cell table:style-name="ce41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864" calcext:value-type="percentage">
            <text:p>98.64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3" table:style-name="ta3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table:style-name="ce16" office:value-type="float" office:value="46" calcext:value-type="float">
            <text:p>46.00</text:p>
          </table:table-cell>
          <table:table-cell table:number-columns-repeated="4" table:style-name="ce16" office:value-type="float" office:value="62" calcext:value-type="float">
            <text:p>62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52.6" calcext:value-type="float">
            <text:p>52.6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57.9" calcext:value-type="float">
            <text:p>57.90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37" calcext:value-type="float">
            <text:p>37.00</text:p>
          </table:table-cell>
          <table:table-cell table:style-name="ce16" office:value-type="float" office:value="33.3" calcext:value-type="float">
            <text:p>33.3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445123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9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072" calcext:value-type="percentage">
            <text:p>90.72%</text:p>
          </table:table-cell>
          <table:table-cell table:style-name="ce13" office:value-type="string" calcext:value-type="string">
            <text:p>Virginic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7" calcext:value-type="float">
            <text:p>0.77</text:p>
          </table:table-cell>
          <table:table-cell table:style-name="ce13" office:value-type="string" calcext:value-type="string">
            <text:p>1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592" calcext:value-type="percentage">
            <text:p>95.9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8" calcext:value-type="percentage">
            <text:p>99.80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745" calcext:value-type="percentage">
            <text:p>97.4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288" calcext:value-type="percentage">
            <text:p>92.8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5818" calcext:value-type="percentage">
            <text:p>58.1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67" calcext:value-type="percentage">
            <text:p>98.67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04" calcext:value-type="percentage">
            <text:p>99.04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3" calcext:value-type="float">
            <text:p>3</text:p>
          </table:table-cell>
          <table:table-cell table:style-name="ce9" table:formula="of:=COUNTIF([.$C$14:.$C$28];[.G20])" office:value-type="float" office:value="7" calcext:value-type="float">
            <text:p>7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1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" calcext:value-type="percentage">
            <text:p>20.00%</text:p>
          </table:table-cell>
          <table:table-cell table:style-name="ce50" table:formula="of:=[.G21]/[.$C$30]" office:value-type="percentage" office:value="0.466666666666667" calcext:value-type="percentage">
            <text:p>46.67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67" calcext:value-type="percentage">
            <text:p>99.6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5866666666667" calcext:value-type="percentage">
            <text:p>99.59%</text:p>
          </table:table-cell>
          <table:table-cell table:style-name="ce50" table:formula="of:=AVERAGEIF([.$C$14:.$C$28];[.G20];[.$B$14:.$B$28])" office:value-type="percentage" office:value="0.942785714285714" calcext:value-type="percentage">
            <text:p>94.28%</text:p>
          </table:table-cell>
          <table:table-cell table:style-name="ce50" table:formula="of:=AVERAGEIF([.$C$14:.$C$28];[.H20];[.$B$14:.$B$28])" office:value-type="percentage" office:value="0.87256" calcext:value-type="percentage">
            <text:p>87.26%</text:p>
          </table:table-cell>
          <table:table-cell table:style-name="ce50" table:formula="of:=AVERAGE([.F23:.H23])" office:value-type="percentage" office:value="0.937070793650794" calcext:value-type="percentage">
            <text:p>93.71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332" calcext:value-type="percentage">
            <text:p>73.3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483" calcext:value-type="percentage">
            <text:p>94.8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 office:value-type="string" calcext:value-type="string">
            <text:p>Setosa</text:p>
          </table:table-cell>
          <table:table-cell table:style-name="ce46" office:value-type="percentage" office:value="0.9972" calcext:value-type="percentage">
            <text:p>99.72%</text:p>
          </table:table-cell>
          <table:table-cell table:style-name="ce41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501" calcext:value-type="percentage">
            <text:p>95.01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29993333333333" calcext:value-type="percentage">
            <text:p>93.00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4" table:style-name="ta4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62" calcext:value-type="float">
            <text:p>62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9.7" calcext:value-type="float">
            <text:p>49.70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41.9" calcext:value-type="float">
            <text:p>41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8.9" calcext:value-type="float">
            <text:p>48.90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34955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70" office:value-type="percentage" office:value="0.97" calcext:value-type="percentage">
            <text:p>97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521" calcext:value-type="percentage">
            <text:p>95.21%</text:p>
          </table:table-cell>
          <table:table-cell table:style-name="ce13" office:value-type="string" calcext:value-type="string">
            <text:p>Versicolor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8" calcext:value-type="float">
            <text:p>0.78</text:p>
          </table:table-cell>
          <table:table-cell table:style-name="ce13" office:value-type="string" calcext:value-type="string">
            <text:p>117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6465" calcext:value-type="percentage">
            <text:p>64.6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7" calcext:value-type="percentage">
            <text:p>99.87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92" calcext:value-type="percentage">
            <text:p>98.92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14" calcext:value-type="percentage">
            <text:p>99.14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97" calcext:value-type="percentage">
            <text:p>96.9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72" calcext:value-type="percentage">
            <text:p>99.72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73" calcext:value-type="percentage">
            <text:p>99.73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5" calcext:value-type="float">
            <text:p>5</text:p>
          </table:table-cell>
          <table:table-cell table:style-name="ce9" table:formula="of:=COUNTIF([.$C$14:.$C$28];[.G20])" office:value-type="float" office:value="5" calcext:value-type="float">
            <text:p>5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73" calcext:value-type="percentage">
            <text:p>96.7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333333333333333" calcext:value-type="percentage">
            <text:p>33.33%</text:p>
          </table:table-cell>
          <table:table-cell table:style-name="ce50" table:formula="of:=[.G21]/[.$C$30]" office:value-type="percentage" office:value="0.333333333333333" calcext:value-type="percentage">
            <text:p>33.33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66" calcext:value-type="percentage">
            <text:p>99.66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83" calcext:value-type="percentage">
            <text:p>99.83%</text:p>
          </table:table-cell>
          <table:table-cell table:style-name="ce50" table:formula="of:=AVERAGEIF([.$C$14:.$C$28];[.G20];[.$B$14:.$B$28])" office:value-type="percentage" office:value="0.8526" calcext:value-type="percentage">
            <text:p>85.26%</text:p>
          </table:table-cell>
          <table:table-cell table:style-name="ce50" table:formula="of:=AVERAGEIF([.$C$14:.$C$28];[.H20];[.$B$14:.$B$28])" office:value-type="percentage" office:value="0.96538" calcext:value-type="percentage">
            <text:p>96.54%</text:p>
          </table:table-cell>
          <table:table-cell table:style-name="ce50" table:formula="of:=AVERAGE([.F23:.H23])" office:value-type="percentage" office:value="0.93876" calcext:value-type="percentage">
            <text:p>93.88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057" calcext:value-type="percentage">
            <text:p>70.57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9" calcext:value-type="percentage">
            <text:p>99.89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4" calcext:value-type="percentage">
            <text:p>99.94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01" calcext:value-type="percentage">
            <text:p>98.01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8913" calcext:value-type="percentage">
            <text:p>89.13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3876" calcext:value-type="percentage">
            <text:p>93.88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5" table:style-name="ta4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 table:style-name="ce16" office:value-type="float" office:value="62" calcext:value-type="float">
            <text:p>62.00</text:p>
          </table:table-cell>
          <table:table-cell table:number-columns-repeated="2" table:style-name="ce16" office:value-type="float" office:value="58" calcext:value-type="float">
            <text:p>58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7.5" calcext:value-type="float">
            <text:p>47.5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4.9" calcext:value-type="float">
            <text:p>44.9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57.1" calcext:value-type="float">
            <text:p>57.10</text:p>
          </table:table-cell>
          <table:table-cell table:style-name="ce16" office:value-type="float" office:value="66.7" calcext:value-type="float">
            <text:p>66.7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464557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70" office:value-type="percentage" office:value="0.97" calcext:value-type="percentage">
            <text:p>97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488" calcext:value-type="percentage">
            <text:p>94.88%</text:p>
          </table:table-cell>
          <table:table-cell table:style-name="ce13" office:value-type="string" calcext:value-type="string">
            <text:p>Virginic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9" calcext:value-type="float">
            <text:p>0.79</text:p>
          </table:table-cell>
          <table:table-cell table:style-name="ce13" office:value-type="string" calcext:value-type="string">
            <text:p>118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39" calcext:value-type="percentage">
            <text:p>98.39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" calcext:value-type="percentage">
            <text:p>99.40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553" calcext:value-type="percentage">
            <text:p>55.3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6085" calcext:value-type="percentage">
            <text:p>60.8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04" calcext:value-type="percentage">
            <text:p>99.04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48" calcext:value-type="percentage">
            <text:p>98.48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5787" calcext:value-type="percentage">
            <text:p>57.8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4" calcext:value-type="float">
            <text:p>4</text:p>
          </table:table-cell>
          <table:table-cell table:style-name="ce9" table:formula="of:=COUNTIF([.$C$14:.$C$28];[.G20])" office:value-type="float" office:value="2" calcext:value-type="float">
            <text:p>2</text:p>
          </table:table-cell>
          <table:table-cell table:style-name="ce9" table:formula="of:=COUNTIF([.$C$14:.$C$28];[.H20])" office:value-type="float" office:value="9" calcext:value-type="float">
            <text:p>9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7" calcext:value-type="percentage">
            <text:p>99.87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66666666666667" calcext:value-type="percentage">
            <text:p>26.67%</text:p>
          </table:table-cell>
          <table:table-cell table:style-name="ce50" table:formula="of:=[.G21]/[.$C$30]" office:value-type="percentage" office:value="0.133333333333333" calcext:value-type="percentage">
            <text:p>13.33%</text:p>
          </table:table-cell>
          <table:table-cell table:style-name="ce50" table:formula="of:=[.H21]/[.$C$30]" office:value-type="percentage" office:value="0.6" calcext:value-type="percentage">
            <text:p>60.00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25" calcext:value-type="percentage">
            <text:p>98.2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91" calcext:value-type="percentage">
            <text:p>99.91%</text:p>
          </table:table-cell>
          <table:table-cell table:style-name="ce50" table:formula="of:=AVERAGEIF([.$C$14:.$C$28];[.G20];[.$B$14:.$B$28])" office:value-type="percentage" office:value="0.9894" calcext:value-type="percentage">
            <text:p>98.94%</text:p>
          </table:table-cell>
          <table:table-cell table:style-name="ce50" table:formula="of:=AVERAGEIF([.$C$14:.$C$28];[.H20];[.$B$14:.$B$28])" office:value-type="percentage" office:value="0.7945" calcext:value-type="percentage">
            <text:p>79.45%</text:p>
          </table:table-cell>
          <table:table-cell table:style-name="ce50" table:formula="of:=AVERAGE([.F23:.H23])" office:value-type="percentage" office:value="0.927666666666667" calcext:value-type="percentage">
            <text:p>92.77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4" calcext:value-type="percentage">
            <text:p>99.84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18" calcext:value-type="percentage">
            <text:p>98.1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8" calcext:value-type="percentage">
            <text:p>99.98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5229" calcext:value-type="percentage">
            <text:p>52.29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5" calcext:value-type="percentage">
            <text:p>99.95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875046666666667" calcext:value-type="percentage">
            <text:p>87.50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6" table:style-name="ta3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58" calcext:value-type="float">
            <text:p>58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8.8" calcext:value-type="float">
            <text:p>48.80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47.7" calcext:value-type="float">
            <text:p>47.70</text:p>
          </table:table-cell>
          <table:table-cell table:style-name="ce16" office:value-type="float" office:value="100" calcext:value-type="float">
            <text:p>100.00</text:p>
          </table:table-cell>
          <table:table-cell table:style-name="ce16" office:value-type="float" office:value="35.3" calcext:value-type="float">
            <text:p>35.30</text:p>
          </table:table-cell>
          <table:table-cell table:style-name="ce16" office:value-type="float" office:value="100" calcext:value-type="float">
            <text:p>10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58837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9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" calcext:value-type="percentage">
            <text:p>99.90%</text:p>
          </table:table-cell>
          <table:table-cell table:style-name="ce13" office:value-type="string" calcext:value-type="string">
            <text:p>Setos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" calcext:value-type="float">
            <text:p>0.8</text:p>
          </table:table-cell>
          <table:table-cell table:style-name="ce13" office:value-type="string" calcext:value-type="string">
            <text:p>120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3" calcext:value-type="percentage">
            <text:p>99.30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7379" calcext:value-type="percentage">
            <text:p>73.79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85" calcext:value-type="percentage">
            <text:p>96.8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21" calcext:value-type="percentage">
            <text:p>98.21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65" calcext:value-type="percentage">
            <text:p>99.6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6698" calcext:value-type="percentage">
            <text:p>66.98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68" calcext:value-type="percentage">
            <text:p>99.68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5" calcext:value-type="float">
            <text:p>5</text:p>
          </table:table-cell>
          <table:table-cell table:style-name="ce9" table:formula="of:=COUNTIF([.$C$14:.$C$28];[.G20])" office:value-type="float" office:value="5" calcext:value-type="float">
            <text:p>5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48" calcext:value-type="percentage">
            <text:p>96.4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333333333333333" calcext:value-type="percentage">
            <text:p>33.33%</text:p>
          </table:table-cell>
          <table:table-cell table:style-name="ce50" table:formula="of:=[.G21]/[.$C$30]" office:value-type="percentage" office:value="0.333333333333333" calcext:value-type="percentage">
            <text:p>33.33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56" calcext:value-type="percentage">
            <text:p>98.56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606" calcext:value-type="percentage">
            <text:p>99.61%</text:p>
          </table:table-cell>
          <table:table-cell table:style-name="ce50" table:formula="of:=AVERAGEIF([.$C$14:.$C$28];[.G20];[.$B$14:.$B$28])" office:value-type="percentage" office:value="0.92572" calcext:value-type="percentage">
            <text:p>92.57%</text:p>
          </table:table-cell>
          <table:table-cell table:style-name="ce50" table:formula="of:=AVERAGEIF([.$C$14:.$C$28];[.H20];[.$B$14:.$B$28])" office:value-type="percentage" office:value="0.9323" calcext:value-type="percentage">
            <text:p>93.23%</text:p>
          </table:table-cell>
          <table:table-cell table:style-name="ce50" table:formula="of:=AVERAGE([.F23:.H23])" office:value-type="percentage" office:value="0.95136" calcext:value-type="percentage">
            <text:p>95.14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3" calcext:value-type="percentage">
            <text:p>99.4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8" calcext:value-type="percentage">
            <text:p>99.98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38" calcext:value-type="percentage">
            <text:p>99.38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07" calcext:value-type="percentage">
            <text:p>99.07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5136" calcext:value-type="percentage">
            <text:p>95.14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7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58" calcext:value-type="float">
            <text:p>58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9.3" calcext:value-type="float">
            <text:p>49.30</text:p>
          </table:table-cell>
          <table:table-cell table:style-name="ce16" office:value-type="float" office:value="40" calcext:value-type="float">
            <text:p>40.00</text:p>
          </table:table-cell>
          <table:table-cell table:style-name="ce16" office:value-type="float" office:value="45.2" calcext:value-type="float">
            <text:p>45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2.7" calcext:value-type="float">
            <text:p>32.70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158524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50" office:value-type="percentage" office:value="0.93" calcext:value-type="percentage">
            <text:p>93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29" calcext:value-type="percentage">
            <text:p>99.29%</text:p>
          </table:table-cell>
          <table:table-cell table:style-name="ce13" office:value-type="string" calcext:value-type="string">
            <text:p>Versicolor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1" calcext:value-type="float">
            <text:p>0.81</text:p>
          </table:table-cell>
          <table:table-cell table:style-name="ce13" office:value-type="string" calcext:value-type="string">
            <text:p>121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212" calcext:value-type="percentage">
            <text:p>92.12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269" calcext:value-type="percentage">
            <text:p>72.6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33" calcext:value-type="percentage">
            <text:p>98.3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6" calcext:value-type="percentage">
            <text:p>99.86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5" calcext:value-type="percentage">
            <text:p>99.85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886" calcext:value-type="percentage">
            <text:p>98.86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9" calcext:value-type="percentage">
            <text:p>99.89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7" calcext:value-type="float">
            <text:p>7</text:p>
          </table:table-cell>
          <table:table-cell table:style-name="ce9" table:formula="of:=COUNTIF([.$C$14:.$C$28];[.G20])" office:value-type="float" office:value="4" calcext:value-type="float">
            <text:p>4</text:p>
          </table:table-cell>
          <table:table-cell table:style-name="ce9" table:formula="of:=COUNTIF([.$C$14:.$C$28];[.H20])" office:value-type="float" office:value="4" calcext:value-type="float">
            <text:p>4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96" calcext:value-type="percentage">
            <text:p>99.96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466666666666667" calcext:value-type="percentage">
            <text:p>46.67%</text:p>
          </table:table-cell>
          <table:table-cell table:style-name="ce50" table:formula="of:=[.G21]/[.$C$30]" office:value-type="percentage" office:value="0.266666666666667" calcext:value-type="percentage">
            <text:p>26.67%</text:p>
          </table:table-cell>
          <table:table-cell table:style-name="ce50" table:formula="of:=[.H21]/[.$C$30]" office:value-type="percentage" office:value="0.266666666666667" calcext:value-type="percentage">
            <text:p>26.67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83" calcext:value-type="percentage">
            <text:p>98.8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72" calcext:value-type="percentage">
            <text:p>99.72%</text:p>
          </table:table-cell>
          <table:table-cell table:style-name="ce50" table:formula="of:=AVERAGEIF([.$C$14:.$C$28];[.G20];[.$B$14:.$B$28])" office:value-type="percentage" office:value="0.82865" calcext:value-type="percentage">
            <text:p>82.87%</text:p>
          </table:table-cell>
          <table:table-cell table:style-name="ce50" table:formula="of:=AVERAGEIF([.$C$14:.$C$28];[.H20];[.$B$14:.$B$28])" office:value-type="percentage" office:value="0.976025" calcext:value-type="percentage">
            <text:p>97.60%</text:p>
          </table:table-cell>
          <table:table-cell table:style-name="ce50" table:formula="of:=AVERAGE([.F23:.H23])" office:value-type="percentage" office:value="0.933958333333333" calcext:value-type="percentage">
            <text:p>93.4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6065" calcext:value-type="percentage">
            <text:p>60.6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" calcext:value-type="percentage">
            <text:p>99.80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2" calcext:value-type="percentage">
            <text:p>99.82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6" calcext:value-type="percentage">
            <text:p>99.96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46606666666667" calcext:value-type="percentage">
            <text:p>94.66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8 (lost)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6" table:number-columns-repeated="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table:number-columns-repeated="6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table:number-columns-spanned="2" table:number-rows-spanned="1"/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50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1" calcext:value-type="float">
            <text:p>0.81</text:p>
          </table:table-cell>
          <table:table-cell table:style-name="ce13" office:value-type="string" calcext:value-type="string">
            <text:p>121 rows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0" calcext:value-type="float">
            <text:p>0</text:p>
          </table:table-cell>
          <table:table-cell table:style-name="ce9" table:formula="of:=COUNTIF([.$C$14:.$C$28];[.G20])" office:value-type="float" office:value="0" calcext:value-type="float">
            <text:p>0</text:p>
          </table:table-cell>
          <table:table-cell table:style-name="ce9" table:formula="of:=COUNTIF([.$C$14:.$C$28];[.H20])" office:value-type="float" office:value="0" calcext:value-type="float">
            <text:p>0</text:p>
          </table:table-cell>
          <table:table-cell table:style-name="ce9" table:formula="of:=SUM([.F21:.H21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string" office:string-value="" calcext:value-type="error">
            <text:p>#DIV/0!</text:p>
          </table:table-cell>
          <table:table-cell table:style-name="ce50" table:formula="of:=[.G21]/[.$C$30]" office:value-type="string" office:string-value="" calcext:value-type="error">
            <text:p>#DIV/0!</text:p>
          </table:table-cell>
          <table:table-cell table:style-name="ce50" table:formula="of:=[.H21]/[.$C$30]" office:value-type="string" office:string-value="" calcext:value-type="error">
            <text:p>#DIV/0!</text:p>
          </table:table-cell>
          <table:table-cell table:style-name="ce50" table:formula="of:=SUM([.F22:.H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string" office:string-value="" calcext:value-type="error">
            <text:p>#DIV/0!</text:p>
          </table:table-cell>
          <table:table-cell table:style-name="ce50" table:formula="of:=AVERAGEIF([.$C$14:.$C$28];[.G20];[.$B$14:.$B$28])" office:value-type="string" office:string-value="" calcext:value-type="error">
            <text:p>#DIV/0!</text:p>
          </table:table-cell>
          <table:table-cell table:style-name="ce50" table:formula="of:=AVERAGEIF([.$C$14:.$C$28];[.H20];[.$B$14:.$B$28])" office:value-type="string" office:string-value="" calcext:value-type="error">
            <text:p>#DIV/0!</text:p>
          </table:table-cell>
          <table:table-cell table:style-name="ce50" table:formula="of:=AVERAGE([.F23:.H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 table:number-rows-repeated="2">
          <table:table-cell table:style-name="ce13"/>
          <table:table-cell table:style-name="ce46"/>
          <table:table-cell table:style-name="ce13"/>
          <table:table-cell/>
          <table:table-cell table:style-name="Default" table:number-columns-repeated="5"/>
          <table:table-cell table:number-columns-repeated="1014"/>
        </table:table-row>
        <table:table-row table:style-name="ro2" table:number-rows-repeated="3">
          <table:table-cell table:style-name="ce13"/>
          <table:table-cell table:style-name="ce46"/>
          <table:table-cell table:style-name="ce13"/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string" office:string-value="" calcext:value-type="error">
            <text:p>#DIV/0!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9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60" calcext:value-type="float">
            <text:p>60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8.3" calcext:value-type="float">
            <text:p>48.3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4.6" calcext:value-type="float">
            <text:p>44.60</text:p>
          </table:table-cell>
          <table:table-cell table:style-name="ce16" office:value-type="float" office:value="33.3" calcext:value-type="float">
            <text:p>33.30</text:p>
          </table:table-cell>
          <table:table-cell table:style-name="ce16" office:value-type="float" office:value="39.1" calcext:value-type="float">
            <text:p>39.10</text:p>
          </table:table-cell>
          <table:table-cell table:style-name="ce16" office:value-type="float" office:value="33.3" calcext:value-type="float">
            <text:p>33.3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38960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50" office:value-type="percentage" office:value="0.0088" calcext:value-type="percentage">
            <text:p>0.88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6" calcext:value-type="percentage">
            <text:p>98.60%</text:p>
          </table:table-cell>
          <table:table-cell table:style-name="ce13" office:value-type="string" calcext:value-type="string">
            <text:p>Versicolor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3" calcext:value-type="float">
            <text:p>0.83</text:p>
          </table:table-cell>
          <table:table-cell table:style-name="ce13" office:value-type="string" calcext:value-type="string">
            <text:p>124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1" calcext:value-type="percentage">
            <text:p>99.81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745" calcext:value-type="percentage">
            <text:p>97.4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2" calcext:value-type="percentage">
            <text:p>99.4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703" calcext:value-type="percentage">
            <text:p>97.0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67" calcext:value-type="percentage">
            <text:p>96.6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1" calcext:value-type="percentage">
            <text:p>96.1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398" calcext:value-type="percentage">
            <text:p>93.98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4" calcext:value-type="float">
            <text:p>4</text:p>
          </table:table-cell>
          <table:table-cell table:style-name="ce9" table:formula="of:=COUNTIF([.$C$14:.$C$28];[.G20])" office:value-type="float" office:value="6" calcext:value-type="float">
            <text:p>6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8384" calcext:value-type="percentage">
            <text:p>83.84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66666666666667" calcext:value-type="percentage">
            <text:p>26.67%</text:p>
          </table:table-cell>
          <table:table-cell table:style-name="ce50" table:formula="of:=[.G21]/[.$C$30]" office:value-type="percentage" office:value="0.4" calcext:value-type="percentage">
            <text:p>40.00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8" calcext:value-type="percentage">
            <text:p>99.88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895" calcext:value-type="percentage">
            <text:p>99.90%</text:p>
          </table:table-cell>
          <table:table-cell table:style-name="ce50" table:formula="of:=AVERAGEIF([.$C$14:.$C$28];[.G20];[.$B$14:.$B$28])" office:value-type="percentage" office:value="0.95385" calcext:value-type="percentage">
            <text:p>95.39%</text:p>
          </table:table-cell>
          <table:table-cell table:style-name="ce50" table:formula="of:=AVERAGEIF([.$C$14:.$C$28];[.H20];[.$B$14:.$B$28])" office:value-type="percentage" office:value="0.93436" calcext:value-type="percentage">
            <text:p>93.44%</text:p>
          </table:table-cell>
          <table:table-cell table:style-name="ce50" table:formula="of:=AVERAGE([.F23:.H23])" office:value-type="percentage" office:value="0.962386666666667" calcext:value-type="percentage">
            <text:p>96.24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4" calcext:value-type="percentage">
            <text:p>99.44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8961" calcext:value-type="percentage">
            <text:p>89.61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4" calcext:value-type="percentage">
            <text:p>99.94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8735" calcext:value-type="percentage">
            <text:p>87.35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5" calcext:value-type="percentage">
            <text:p>99.95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5938" calcext:value-type="percentage">
            <text:p>95.94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0" table:style-name="ta5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table:style-name="ce16" office:value-type="float" office:value="60" calcext:value-type="float">
            <text:p>60.00</text:p>
          </table:table-cell>
          <table:table-cell table:number-columns-repeated="4" table:style-name="ce16" office:value-type="float" office:value="59" calcext:value-type="float">
            <text:p>59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7.6" calcext:value-type="float">
            <text:p>47.60</text:p>
          </table:table-cell>
          <table:table-cell table:style-name="ce16" office:value-type="float" office:value="25" calcext:value-type="float">
            <text:p>25.00</text:p>
          </table:table-cell>
          <table:table-cell table:style-name="ce16" office:value-type="float" office:value="44.2" calcext:value-type="float">
            <text:p>44.20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33.5" calcext:value-type="float">
            <text:p>33.50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17381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73" office:value-type="percentage" office:value="0.96" calcext:value-type="percentage">
            <text:p>96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71" office:value-type="string" calcext:value-type="string">
            <text:p>Versicolor</text:p>
          </table:table-cell>
          <table:table-cell table:style-name="ce72" office:value-type="percentage" office:value="0.5416" calcext:value-type="percentage">
            <text:p>54.16%</text:p>
          </table:table-cell>
          <table:table-cell table:style-name="ce71" office:value-type="string" calcext:value-type="string">
            <text:p>Virginic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4" calcext:value-type="float">
            <text:p>0.84</text:p>
          </table:table-cell>
          <table:table-cell table:style-name="ce13" office:value-type="string" calcext:value-type="string">
            <text:p>126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85" calcext:value-type="percentage">
            <text:p>99.85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6" calcext:value-type="percentage">
            <text:p>99.60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46" calcext:value-type="percentage">
            <text:p>99.46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02" calcext:value-type="percentage">
            <text:p>99.0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37" calcext:value-type="percentage">
            <text:p>73.70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115" calcext:value-type="percentage">
            <text:p>91.1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1" calcext:value-type="percentage">
            <text:p>99.91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2" calcext:value-type="float">
            <text:p>2</text:p>
          </table:table-cell>
          <table:table-cell table:style-name="ce9" table:formula="of:=COUNTIF([.$C$14:.$C$28];[.G20])" office:value-type="float" office:value="7" calcext:value-type="float">
            <text:p>7</text:p>
          </table:table-cell>
          <table:table-cell table:style-name="ce9" table:formula="of:=COUNTIF([.$C$14:.$C$28];[.H20])" office:value-type="float" office:value="6" calcext:value-type="float">
            <text:p>6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67" calcext:value-type="percentage">
            <text:p>99.6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133333333333333" calcext:value-type="percentage">
            <text:p>13.33%</text:p>
          </table:table-cell>
          <table:table-cell table:style-name="ce50" table:formula="of:=[.G21]/[.$C$30]" office:value-type="percentage" office:value="0.466666666666667" calcext:value-type="percentage">
            <text:p>46.67%</text:p>
          </table:table-cell>
          <table:table-cell table:style-name="ce50" table:formula="of:=[.H21]/[.$C$30]" office:value-type="percentage" office:value="0.4" calcext:value-type="percentage">
            <text:p>40.00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88" calcext:value-type="percentage">
            <text:p>96.8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29" calcext:value-type="percentage">
            <text:p>99.29%</text:p>
          </table:table-cell>
          <table:table-cell table:style-name="ce50" table:formula="of:=AVERAGEIF([.$C$14:.$C$28];[.G20];[.$B$14:.$B$28])" office:value-type="percentage" office:value="0.941842857142857" calcext:value-type="percentage">
            <text:p>94.18%</text:p>
          </table:table-cell>
          <table:table-cell table:style-name="ce50" table:formula="of:=AVERAGEIF([.$C$14:.$C$28];[.H20];[.$B$14:.$B$28])" office:value-type="percentage" office:value="0.9022" calcext:value-type="percentage">
            <text:p>90.22%</text:p>
          </table:table-cell>
          <table:table-cell table:style-name="ce50" table:formula="of:=AVERAGE([.F23:.H23])" office:value-type="percentage" office:value="0.945647619047619" calcext:value-type="percentage">
            <text:p>94.56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99" calcext:value-type="percentage">
            <text:p>96.9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37" calcext:value-type="percentage">
            <text:p>99.37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867" calcext:value-type="percentage">
            <text:p>98.67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076" calcext:value-type="percentage">
            <text:p>90.76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32793333333334" calcext:value-type="percentage">
            <text:p>93.28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1" table:style-name="ta3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59" calcext:value-type="float">
            <text:p>59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6.6" calcext:value-type="float">
            <text:p>46.60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45.4" calcext:value-type="float">
            <text:p>45.40</text:p>
          </table:table-cell>
          <table:table-cell table:style-name="ce16" office:value-type="float" office:value="75" calcext:value-type="float">
            <text:p>75.00</text:p>
          </table:table-cell>
          <table:table-cell table:style-name="ce16" office:value-type="float" office:value="45.3" calcext:value-type="float">
            <text:p>45.30</text:p>
          </table:table-cell>
          <table:table-cell table:style-name="ce16" office:value-type="float" office:value="33.3" calcext:value-type="float">
            <text:p>33.3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403714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9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7" calcext:value-type="percentage">
            <text:p>99.87%</text:p>
          </table:table-cell>
          <table:table-cell table:style-name="ce13" office:value-type="string" calcext:value-type="string">
            <text:p>Setos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5" calcext:value-type="float">
            <text:p>0.85</text:p>
          </table:table-cell>
          <table:table-cell table:style-name="ce13" office:value-type="string" calcext:value-type="string">
            <text:p>127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8968" calcext:value-type="percentage">
            <text:p>89.6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99" calcext:value-type="percentage">
            <text:p>98.9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74" calcext:value-type="percentage">
            <text:p>99.74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378" calcext:value-type="percentage">
            <text:p>93.7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628" calcext:value-type="percentage">
            <text:p>96.2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756" calcext:value-type="percentage">
            <text:p>97.56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5" calcext:value-type="float">
            <text:p>5</text:p>
          </table:table-cell>
          <table:table-cell table:style-name="ce9" table:formula="of:=COUNTIF([.$C$14:.$C$28];[.G20])" office:value-type="float" office:value="6" calcext:value-type="float">
            <text:p>6</text:p>
          </table:table-cell>
          <table:table-cell table:style-name="ce9" table:formula="of:=COUNTIF([.$C$14:.$C$28];[.H20])" office:value-type="float" office:value="4" calcext:value-type="float">
            <text:p>4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469" calcext:value-type="percentage">
            <text:p>94.6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333333333333333" calcext:value-type="percentage">
            <text:p>33.33%</text:p>
          </table:table-cell>
          <table:table-cell table:style-name="ce50" table:formula="of:=[.G21]/[.$C$30]" office:value-type="percentage" office:value="0.4" calcext:value-type="percentage">
            <text:p>40.00%</text:p>
          </table:table-cell>
          <table:table-cell table:style-name="ce50" table:formula="of:=[.H21]/[.$C$30]" office:value-type="percentage" office:value="0.266666666666667" calcext:value-type="percentage">
            <text:p>26.67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33" calcext:value-type="percentage">
            <text:p>99.3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888" calcext:value-type="percentage">
            <text:p>99.89%</text:p>
          </table:table-cell>
          <table:table-cell table:style-name="ce50" table:formula="of:=AVERAGEIF([.$C$14:.$C$28];[.G20];[.$B$14:.$B$28])" office:value-type="percentage" office:value="0.981816666666667" calcext:value-type="percentage">
            <text:p>98.18%</text:p>
          </table:table-cell>
          <table:table-cell table:style-name="ce50" table:formula="of:=AVERAGEIF([.$C$14:.$C$28];[.H20];[.$B$14:.$B$28])" office:value-type="percentage" office:value="0.947675" calcext:value-type="percentage">
            <text:p>94.77%</text:p>
          </table:table-cell>
          <table:table-cell table:style-name="ce50" table:formula="of:=AVERAGE([.F23:.H23])" office:value-type="percentage" office:value="0.976123888888889" calcext:value-type="percentage">
            <text:p>97.61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73" calcext:value-type="percentage">
            <text:p>99.7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55" calcext:value-type="percentage">
            <text:p>99.55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57" calcext:value-type="percentage">
            <text:p>98.57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6" calcext:value-type="percentage">
            <text:p>99.86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784" calcext:value-type="percentage">
            <text:p>97.84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2" table:style-name="ta3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table:style-name="ce16" office:value-type="float" office:value="59" calcext:value-type="float">
            <text:p>59.00</text:p>
          </table:table-cell>
          <table:table-cell table:number-columns-repeated="4" table:style-name="ce16" office:value-type="float" office:value="60" calcext:value-type="float">
            <text:p>60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9.7" calcext:value-type="float">
            <text:p>49.7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9.1" calcext:value-type="float">
            <text:p>49.10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48.6" calcext:value-type="float">
            <text:p>48.60</text:p>
          </table:table-cell>
          <table:table-cell table:style-name="ce16" office:value-type="float" office:value="50" calcext:value-type="float">
            <text:p>5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519082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9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059" calcext:value-type="percentage">
            <text:p>90.59%</text:p>
          </table:table-cell>
          <table:table-cell table:style-name="ce13" office:value-type="string" calcext:value-type="string">
            <text:p>Virginic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6" calcext:value-type="float">
            <text:p>0.86</text:p>
          </table:table-cell>
          <table:table-cell table:style-name="ce13" office:value-type="string" calcext:value-type="string">
            <text:p>129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8" calcext:value-type="percentage">
            <text:p>98.8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5" calcext:value-type="percentage">
            <text:p>99.95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6705" calcext:value-type="percentage">
            <text:p>67.0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6753" calcext:value-type="percentage">
            <text:p>67.5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501" calcext:value-type="percentage">
            <text:p>95.01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3" calcext:value-type="float">
            <text:p>3</text:p>
          </table:table-cell>
          <table:table-cell table:style-name="ce9" table:formula="of:=COUNTIF([.$C$14:.$C$28];[.G20])" office:value-type="float" office:value="4" calcext:value-type="float">
            <text:p>4</text:p>
          </table:table-cell>
          <table:table-cell table:style-name="ce9" table:formula="of:=COUNTIF([.$C$14:.$C$28];[.H20])" office:value-type="float" office:value="8" calcext:value-type="float">
            <text:p>8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92" calcext:value-type="percentage">
            <text:p>96.9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" calcext:value-type="percentage">
            <text:p>20.00%</text:p>
          </table:table-cell>
          <table:table-cell table:style-name="ce50" table:formula="of:=[.G21]/[.$C$30]" office:value-type="percentage" office:value="0.266666666666667" calcext:value-type="percentage">
            <text:p>26.67%</text:p>
          </table:table-cell>
          <table:table-cell table:style-name="ce50" table:formula="of:=[.H21]/[.$C$30]" office:value-type="percentage" office:value="0.533333333333333" calcext:value-type="percentage">
            <text:p>5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16" calcext:value-type="percentage">
            <text:p>99.16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9533333333333" calcext:value-type="percentage">
            <text:p>99.95%</text:p>
          </table:table-cell>
          <table:table-cell table:style-name="ce50" table:formula="of:=AVERAGEIF([.$C$14:.$C$28];[.G20];[.$B$14:.$B$28])" office:value-type="percentage" office:value="0.81435" calcext:value-type="percentage">
            <text:p>81.44%</text:p>
          </table:table-cell>
          <table:table-cell table:style-name="ce50" table:formula="of:=AVERAGEIF([.$C$14:.$C$28];[.H20];[.$B$14:.$B$28])" office:value-type="percentage" office:value="0.933225" calcext:value-type="percentage">
            <text:p>93.32%</text:p>
          </table:table-cell>
          <table:table-cell table:style-name="ce50" table:formula="of:=AVERAGE([.F23:.H23])" office:value-type="percentage" office:value="0.915702777777778" calcext:value-type="percentage">
            <text:p>91.57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66" calcext:value-type="percentage">
            <text:p>99.66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533" calcext:value-type="percentage">
            <text:p>95.3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6261" calcext:value-type="percentage">
            <text:p>62.61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66" calcext:value-type="percentage">
            <text:p>99.66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4" calcext:value-type="percentage">
            <text:p>99.94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14786666666667" calcext:value-type="percentage">
            <text:p>91.48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3" table:style-name="ta2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60" calcext:value-type="float">
            <text:p>60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50.8" calcext:value-type="float">
            <text:p>50.80</text:p>
          </table:table-cell>
          <table:table-cell table:style-name="ce16" office:value-type="float" office:value="33.3" calcext:value-type="float">
            <text:p>33.30</text:p>
          </table:table-cell>
          <table:table-cell table:style-name="ce16" office:value-type="float" office:value="49.6" calcext:value-type="float">
            <text:p>49.6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4.1" calcext:value-type="float">
            <text:p>44.10</text:p>
          </table:table-cell>
          <table:table-cell table:style-name="ce16" office:value-type="float" office:value="50" calcext:value-type="float">
            <text:p>5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438098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8" office:value-type="percentage" office:value="0.95" calcext:value-type="percentage">
            <text:p>95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8" calcext:value-type="percentage">
            <text:p>99.98%</text:p>
          </table:table-cell>
          <table:table-cell table:style-name="ce13" office:value-type="string" calcext:value-type="string">
            <text:p>Setos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7" calcext:value-type="float">
            <text:p>0.87</text:p>
          </table:table-cell>
          <table:table-cell table:style-name="ce13" office:value-type="string" calcext:value-type="string">
            <text:p>130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62" calcext:value-type="percentage">
            <text:p>96.6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8347" calcext:value-type="percentage">
            <text:p>83.47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71" office:value-type="string" calcext:value-type="string">
            <text:p>Versicolor</text:p>
          </table:table-cell>
          <table:table-cell table:style-name="ce72" office:value-type="percentage" office:value="0.5434" calcext:value-type="percentage">
            <text:p>54.34%</text:p>
          </table:table-cell>
          <table:table-cell table:style-name="ce71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616" calcext:value-type="percentage">
            <text:p>76.16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02" calcext:value-type="percentage">
            <text:p>96.0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3" calcext:value-type="percentage">
            <text:p>99.83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887" calcext:value-type="percentage">
            <text:p>98.87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4" calcext:value-type="float">
            <text:p>4</text:p>
          </table:table-cell>
          <table:table-cell table:style-name="ce9" table:formula="of:=COUNTIF([.$C$14:.$C$28];[.G20])" office:value-type="float" office:value="6" calcext:value-type="float">
            <text:p>6</text:p>
          </table:table-cell>
          <table:table-cell table:style-name="ce9" table:formula="of:=COUNTIF([.$C$14:.$C$28];[.H20])" office:value-type="float" office:value="5" calcext:value-type="float">
            <text:p>5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24" calcext:value-type="percentage">
            <text:p>99.24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66666666666667" calcext:value-type="percentage">
            <text:p>26.67%</text:p>
          </table:table-cell>
          <table:table-cell table:style-name="ce50" table:formula="of:=[.G21]/[.$C$30]" office:value-type="percentage" office:value="0.4" calcext:value-type="percentage">
            <text:p>40.00%</text:p>
          </table:table-cell>
          <table:table-cell table:style-name="ce50" table:formula="of:=[.H21]/[.$C$30]" office:value-type="percentage" office:value="0.333333333333333" calcext:value-type="percentage">
            <text:p>33.33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99" calcext:value-type="percentage">
            <text:p>99.99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945" calcext:value-type="percentage">
            <text:p>99.95%</text:p>
          </table:table-cell>
          <table:table-cell table:style-name="ce50" table:formula="of:=AVERAGEIF([.$C$14:.$C$28];[.G20];[.$B$14:.$B$28])" office:value-type="percentage" office:value="0.944116666666667" calcext:value-type="percentage">
            <text:p>94.41%</text:p>
          </table:table-cell>
          <table:table-cell table:style-name="ce50" table:formula="of:=AVERAGEIF([.$C$14:.$C$28];[.H20];[.$B$14:.$B$28])" office:value-type="percentage" office:value="0.87044" calcext:value-type="percentage">
            <text:p>87.04%</text:p>
          </table:table-cell>
          <table:table-cell table:style-name="ce50" table:formula="of:=AVERAGE([.F23:.H23])" office:value-type="percentage" office:value="0.938002222222222" calcext:value-type="percentage">
            <text:p>93.8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78" calcext:value-type="percentage">
            <text:p>99.7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56" calcext:value-type="percentage">
            <text:p>99.56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764" calcext:value-type="percentage">
            <text:p>97.64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34313333333333" calcext:value-type="percentage">
            <text:p>93.43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4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table:style-name="ce16" office:value-type="float" office:value="60" calcext:value-type="float">
            <text:p>60.00</text:p>
          </table:table-cell>
          <table:table-cell table:number-columns-repeated="4" table:style-name="ce16" office:value-type="float" office:value="62" calcext:value-type="float">
            <text:p>62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48.9" calcext:value-type="float">
            <text:p>48.9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8.5" calcext:value-type="float">
            <text:p>48.5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2.9" calcext:value-type="float">
            <text:p>42.90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39249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87" office:value-type="percentage" office:value="0.94" calcext:value-type="percentage">
            <text:p>94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83" calcext:value-type="percentage">
            <text:p>99.83%</text:p>
          </table:table-cell>
          <table:table-cell table:style-name="ce13" office:value-type="string" calcext:value-type="string">
            <text:p>Virginic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8" calcext:value-type="float">
            <text:p>0.88</text:p>
          </table:table-cell>
          <table:table-cell table:style-name="ce13" office:value-type="string" calcext:value-type="string">
            <text:p>132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92" calcext:value-type="percentage">
            <text:p>98.92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71" office:value-type="string" calcext:value-type="string">
            <text:p>Versicolor</text:p>
          </table:table-cell>
          <table:table-cell table:style-name="ce72" office:value-type="percentage" office:value="0.5049" calcext:value-type="percentage">
            <text:p>50.49%</text:p>
          </table:table-cell>
          <table:table-cell table:style-name="ce71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75" calcext:value-type="percentage">
            <text:p>99.75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533" calcext:value-type="percentage">
            <text:p>95.33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62" calcext:value-type="percentage">
            <text:p>99.62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69" calcext:value-type="percentage">
            <text:p>99.6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3" calcext:value-type="float">
            <text:p>3</text:p>
          </table:table-cell>
          <table:table-cell table:style-name="ce9" table:formula="of:=COUNTIF([.$C$14:.$C$28];[.G20])" office:value-type="float" office:value="6" calcext:value-type="float">
            <text:p>6</text:p>
          </table:table-cell>
          <table:table-cell table:style-name="ce9" table:formula="of:=COUNTIF([.$C$14:.$C$28];[.H20])" office:value-type="float" office:value="6" calcext:value-type="float">
            <text:p>6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8" calcext:value-type="percentage">
            <text:p>99.98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" calcext:value-type="percentage">
            <text:p>20.00%</text:p>
          </table:table-cell>
          <table:table-cell table:style-name="ce50" table:formula="of:=[.G21]/[.$C$30]" office:value-type="percentage" office:value="0.4" calcext:value-type="percentage">
            <text:p>40.00%</text:p>
          </table:table-cell>
          <table:table-cell table:style-name="ce50" table:formula="of:=[.H21]/[.$C$30]" office:value-type="percentage" office:value="0.4" calcext:value-type="percentage">
            <text:p>40.00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168" calcext:value-type="percentage">
            <text:p>71.68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9733333333333" calcext:value-type="percentage">
            <text:p>99.97%</text:p>
          </table:table-cell>
          <table:table-cell table:style-name="ce50" table:formula="of:=AVERAGEIF([.$C$14:.$C$28];[.G20];[.$B$14:.$B$28])" office:value-type="percentage" office:value="0.898433333333334" calcext:value-type="percentage">
            <text:p>89.84%</text:p>
          </table:table-cell>
          <table:table-cell table:style-name="ce50" table:formula="of:=AVERAGEIF([.$C$14:.$C$28];[.H20];[.$B$14:.$B$28])" office:value-type="percentage" office:value="0.9134" calcext:value-type="percentage">
            <text:p>91.34%</text:p>
          </table:table-cell>
          <table:table-cell table:style-name="ce50" table:formula="of:=AVERAGE([.F23:.H23])" office:value-type="percentage" office:value="0.937188888888889" calcext:value-type="percentage">
            <text:p>93.72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94" calcext:value-type="percentage">
            <text:p>98.94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7299" calcext:value-type="percentage">
            <text:p>72.99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86" calcext:value-type="percentage">
            <text:p>99.86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2468" calcext:value-type="percentage">
            <text:p>92.47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un#15" table:style-name="ta3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2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 table:style-name="ce16" office:value-type="float" office:value="62" calcext:value-type="float">
            <text:p>62.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2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office:value-type="float" office:value="50.4" calcext:value-type="float">
            <text:p>50.40</text:p>
          </table:table-cell>
          <table:table-cell table:style-name="ce16" office:value-type="float" office:value="33.3" calcext:value-type="float">
            <text:p>33.30</text:p>
          </table:table-cell>
          <table:table-cell table:style-name="ce16" office:value-type="float" office:value="50.1" calcext:value-type="float">
            <text:p>50.10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office:value-type="float" office:value="43" calcext:value-type="float">
            <text:p>43.00</text:p>
          </table:table-cell>
          <table:table-cell table:style-name="ce16" office:value-type="float" office:value="100" calcext:value-type="float">
            <text:p>100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office:value-type="string" calcext:value-type="string" table:number-columns-spanned="2" table:number-rows-spanned="1">
            <text:p>0:00:02.332265</text:p>
          </table:table-cell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69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6" calcext:value-type="percentage">
            <text:p>99.86%</text:p>
          </table:table-cell>
          <table:table-cell table:style-name="ce13" office:value-type="string" calcext:value-type="string">
            <text:p>Setosa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89" calcext:value-type="float">
            <text:p>0.89</text:p>
          </table:table-cell>
          <table:table-cell table:style-name="ce13" office:value-type="string" calcext:value-type="string">
            <text:p>133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954" calcext:value-type="percentage">
            <text:p>99.54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8801" calcext:value-type="percentage">
            <text:p>88.01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58" calcext:value-type="percentage">
            <text:p>99.5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7588" calcext:value-type="percentage">
            <text:p>75.88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35" calcext:value-type="percentage">
            <text:p>93.50%</text:p>
          </table:table-cell>
          <table:table-cell table:style-name="ce13" office:value-type="string" calcext:value-type="string">
            <text:p>Versicolo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6294" calcext:value-type="percentage">
            <text:p>62.94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223" calcext:value-type="percentage">
            <text:p>92.2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4" calcext:value-type="float">
            <text:p>4</text:p>
          </table:table-cell>
          <table:table-cell table:style-name="ce9" table:formula="of:=COUNTIF([.$C$14:.$C$28];[.G20])" office:value-type="float" office:value="4" calcext:value-type="float">
            <text:p>4</text:p>
          </table:table-cell>
          <table:table-cell table:style-name="ce9" table:formula="of:=COUNTIF([.$C$14:.$C$28];[.H20])" office:value-type="float" office:value="7" calcext:value-type="float">
            <text:p>7</text:p>
          </table:table-cell>
          <table:table-cell table:style-name="ce9" table:formula="of:=SUM([.F21:.H21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983" calcext:value-type="percentage">
            <text:p>99.83%</text:p>
          </table:table-cell>
          <table:table-cell table:style-name="ce13" office:value-type="string" calcext:value-type="string">
            <text:p>Virginica</text:p>
          </table:table-cell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percentage" office:value="0.266666666666667" calcext:value-type="percentage">
            <text:p>26.67%</text:p>
          </table:table-cell>
          <table:table-cell table:style-name="ce50" table:formula="of:=[.G21]/[.$C$30]" office:value-type="percentage" office:value="0.266666666666667" calcext:value-type="percentage">
            <text:p>26.67%</text:p>
          </table:table-cell>
          <table:table-cell table:style-name="ce50" table:formula="of:=[.H21]/[.$C$30]" office:value-type="percentage" office:value="0.466666666666667" calcext:value-type="percentage">
            <text:p>46.67%</text:p>
          </table:table-cell>
          <table:table-cell table:style-name="ce50" table:formula="of:=SUM([.F22:.H22])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84" calcext:value-type="percentage">
            <text:p>99.84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percentage" office:value="0.99915" calcext:value-type="percentage">
            <text:p>99.92%</text:p>
          </table:table-cell>
          <table:table-cell table:style-name="ce50" table:formula="of:=AVERAGEIF([.$C$14:.$C$28];[.G20];[.$B$14:.$B$28])" office:value-type="percentage" office:value="0.944325" calcext:value-type="percentage">
            <text:p>94.43%</text:p>
          </table:table-cell>
          <table:table-cell table:style-name="ce50" table:formula="of:=AVERAGEIF([.$C$14:.$C$28];[.H20];[.$B$14:.$B$28])" office:value-type="percentage" office:value="0.891442857142857" calcext:value-type="percentage">
            <text:p>89.14%</text:p>
          </table:table-cell>
          <table:table-cell table:style-name="ce50" table:formula="of:=AVERAGE([.F23:.H23])" office:value-type="percentage" office:value="0.944972619047619" calcext:value-type="percentage">
            <text:p>94.5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9" calcext:value-type="percentage">
            <text:p>99.99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Setosa</text:p>
          </table:table-cell>
          <table:table-cell table:style-name="ce46" office:value-type="percentage" office:value="0.9997" calcext:value-type="percentage">
            <text:p>99.97%</text:p>
          </table:table-cell>
          <table:table-cell table:style-name="ce13" office:value-type="string" calcext:value-type="string">
            <text:p>Setos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815" calcext:value-type="percentage">
            <text:p>98.15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ersicolor</text:p>
          </table:table-cell>
          <table:table-cell table:style-name="ce46" office:value-type="percentage" office:value="0.9668" calcext:value-type="percentage">
            <text:p>96.68%</text:p>
          </table:table-cell>
          <table:table-cell table:style-name="ce13" office:value-type="string" calcext:value-type="string">
            <text:p>Versicolo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Virginica</text:p>
          </table:table-cell>
          <table:table-cell table:style-name="ce46" office:value-type="percentage" office:value="0.954" calcext:value-type="percentage">
            <text:p>95.40%</text:p>
          </table:table-cell>
          <table:table-cell table:style-name="ce13" office:value-type="string" calcext:value-type="string">
            <text:p>Virginica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percentage" office:value="0.934266666666667" calcext:value-type="percentage">
            <text:p>93.43%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9:03:48.428946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59:18.531586641</meta:creation-date>
    <dc:date>2018-04-23T19:20:38.048002562</dc:date>
    <meta:editing-duration>P1DT47M14S</meta:editing-duration>
    <meta:editing-cycles>204</meta:editing-cycles>
    <meta:generator>LibreOffice/6.0.1.1$Linux_X86_64 LibreOffice_project/60bfb1526849283ce2491346ed2aa51c465abfe6</meta:generator>
    <meta:document-statistic meta:table-count="16" meta:cell-count="1969" meta:object-count="0"/>
  </office:meta>
</office:document-meta>
</file>